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900000003556117781.gif"/>
  <manifest:file-entry manifest:media-type="image/png" manifest:full-path="Pictures/10000201000000FF0000012BC2297DB2.png"/>
  <manifest:file-entry manifest:media-type="image/png" manifest:full-path="Pictures/10000000000009A6000006216DD1280B.png"/>
  <manifest:file-entry manifest:media-type="image/jpeg" manifest:full-path="Pictures/1000000000000096000000AAFBD862F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323dc" draw:textarea-horizontal-align="center" draw:textarea-vertical-align="middle"/>
    </style:style>
    <style:style style:name="gr3" style:family="graphic" style:parent-style-name="standard">
      <style:graphic-properties svg:stroke-width="0.152cm" draw:marker-start="Arrow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draw:marker-start="Arrow" draw:marker-start-width="0.532cm" draw:marker-end="Arrow" draw:marker-end-width="0.532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ffff66" draw:textarea-horizontal-align="center" draw:textarea-vertical-align="middle"/>
    </style:style>
    <style:style style:name="gr14" style:family="graphic" style:parent-style-name="standard">
      <style:graphic-properties draw:fill="solid" draw:fill-color="#000000" draw:textarea-horizontal-align="center" draw:textarea-vertical-align="middle"/>
    </style:style>
    <style:style style:name="gr15" style:family="graphic" style:parent-style-name="standard">
      <style:graphic-properties draw:fill="solid" draw:fill-color="#ff6633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0.0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0.0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.0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.0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.045cm"/>
    </style:style>
    <style:style style:name="gr21" style:family="graphic" style:parent-style-name="standard">
      <style:graphic-properties draw:fill="solid" draw:fill-color="#0099ff" draw:textarea-horizontal-align="center" draw:textarea-vertical-align="middle"/>
    </style:style>
    <style:style style:name="gr22" style:family="graphic" style:parent-style-name="standard">
      <style:graphic-properties draw:fill="solid" draw:fill-color="#dc2300" draw:textarea-horizontal-align="center" draw:textarea-vertical-align="middle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fill="solid" draw:fill-color="#ff6633" draw:textarea-horizontal-align="center" draw:textarea-vertical-align="middle"/>
    </style:style>
    <style:style style:name="gr25" style:family="graphic" style:parent-style-name="standard">
      <style:graphic-properties draw:fill="solid" draw:fill-color="#0099ff" draw:textarea-horizontal-align="center" draw:textarea-vertical-align="middle"/>
    </style:style>
    <style:style style:name="gr26" style:family="graphic" style:parent-style-name="standard">
      <style:graphic-properties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width="0.102cm" draw:marker-start-width="0.457cm" draw:marker-end-width="0.457cm" draw:fill-color="#cc6633" draw:textarea-horizontal-align="justify" draw:textarea-vertical-align="middle" draw:auto-grow-height="false" fo:padding-top="0.176cm" fo:padding-bottom="0.176cm" fo:padding-left="0.301cm" fo:padding-right="0.301cm"/>
    </style:style>
    <style:style style:name="gr28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fo:min-height="1.905cm"/>
    </style:style>
    <style:style style:name="gr32" style:family="graphic" style:parent-style-name="standard">
      <style:graphic-properties draw:stroke="soli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fo:min-height="0.788cm"/>
    </style:style>
    <style:style style:name="gr34" style:family="graphic" style:parent-style-name="standard">
      <style:graphic-properties draw:stroke="none" svg:stroke-color="#000000" draw:fill="none" draw:fill-color="#ffffff" fo:min-height="1.02cm"/>
    </style:style>
    <style:style style:name="gr35" style:family="graphic" style:parent-style-name="standard">
      <style:graphic-properties svg:stroke-width="0.051cm" draw:marker-start-width="0.276cm" draw:marker-end-width="0.276cm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102cm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02cm" draw:marker-start-width="0.352cm" draw:marker-end-width="0.352cm" draw:fill-color="#ff6633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soli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id="id2" draw:layer="layout" svg:width="5.08cm" svg:height="2.066cm" svg:x="3.005cm" svg:y="14.809cm">
            <draw:image xlink:href="Pictures/10000000000000900000003556117781.gif" xlink:type="simple" xlink:show="embed" xlink:actuate="onLoad">
              <text:p/>
            </draw:image>
          </draw:frame>
          <draw:frame draw:style-name="gr1" draw:text-style-name="P1" draw:layer="layout" svg:width="5.08cm" svg:height="2.066cm" svg:x="8.855cm" svg:y="14.835cm">
            <draw:image xlink:href="Pictures/10000000000000900000003556117781.gif" xlink:type="simple" xlink:show="embed" xlink:actuate="onLoad">
              <text:p/>
            </draw:image>
          </draw:frame>
          <draw:frame draw:style-name="gr1" draw:text-style-name="P1" draw:id="id3" draw:layer="layout" svg:width="5.08cm" svg:height="2.066cm" svg:x="14.335cm" svg:y="14.809cm">
            <draw:image xlink:href="Pictures/10000000000000900000003556117781.gif" xlink:type="simple" xlink:show="embed" xlink:actuate="onLoad">
              <text:p/>
            </draw:image>
          </draw:frame>
          <draw:frame draw:style-name="gr1" draw:text-style-name="P1" draw:layer="layout" svg:width="3.497cm" svg:height="5.08cm" svg:x="9.255cm" svg:y="8.62cm">
            <draw:image xlink:href="Pictures/10000201000000FF0000012BC2297DB2.png" xlink:type="simple" xlink:show="embed" xlink:actuate="onLoad">
              <text:p/>
            </draw:image>
          </draw:frame>
          <draw:frame draw:style-name="gr1" draw:text-style-name="P1" draw:layer="layout" svg:width="3.497cm" svg:height="5.08cm" svg:x="14.97cm" svg:y="8.62cm">
            <draw:image xlink:href="Pictures/10000201000000FF0000012BC2297DB2.png" xlink:type="simple" xlink:show="embed" xlink:actuate="onLoad">
              <text:p/>
            </draw:image>
          </draw:frame>
          <draw:frame draw:style-name="gr1" draw:text-style-name="P1" draw:layer="layout" svg:width="4.052cm" svg:height="4.593cm" svg:x="3.298cm" svg:y="8.62cm">
            <draw:image xlink:href="Pictures/1000000000000096000000AAFBD862F2.jpg" xlink:type="simple" xlink:show="embed" xlink:actuate="onLoad">
              <text:p/>
            </draw:image>
          </draw:frame>
          <draw:g>
            <draw:rect draw:style-name="gr2" draw:text-style-name="P3" draw:id="id1" draw:layer="layout" svg:width="7.155cm" svg:height="1.905cm" svg:x="7.915cm" svg:y="19.415cm">
              <text:p text:style-name="P2"><text:span text:style-name="T1">Repeater Controller</text:span></text:p>
            </draw:rect>
            <draw:line draw:style-name="gr3" draw:text-style-name="P1" draw:layer="layout" svg:x1="11.16cm" svg:y1="19.415cm" svg:x2="11.16cm" svg:y2="16.875cm">
              <text:p/>
            </draw:line>
            <draw:rect draw:style-name="gr4" draw:text-style-name="P4" draw:layer="layout" svg:width="1.905cm" svg:height="0.635cm" svg:x="4.71cm" svg:y="14.97cm">
              <text:p text:style-name="P1"><text:span text:style-name="T2">147.105</text:span></text:p>
            </draw:rect>
            <draw:rect draw:style-name="gr4" draw:text-style-name="P4" draw:layer="layout" svg:width="1.905cm" svg:height="0.635cm" svg:x="10.56cm" svg:y="14.996cm">
              <text:p text:style-name="P1"><text:span text:style-name="T2">444.600</text:span></text:p>
            </draw:rect>
            <draw:rect draw:style-name="gr4" draw:text-style-name="P4" draw:layer="layout" svg:width="1.905cm" svg:height="0.635cm" svg:x="16.04cm" svg:y="14.97cm">
              <text:p text:style-name="P1"><text:span text:style-name="T2">53.510</text:span></text:p>
            </draw:rect>
            <draw:line draw:style-name="gr5" draw:text-style-name="P1" draw:layer="layout" svg:x1="10.96cm" svg:y1="13.065cm" svg:x2="10.96cm" svg:y2="14.97cm">
              <text:p/>
            </draw:line>
            <draw:line draw:style-name="gr5" draw:text-style-name="P1" draw:layer="layout" svg:x1="16.675cm" svg:y1="13.065cm" svg:x2="16.675cm" svg:y2="14.97cm">
              <text:p/>
            </draw:line>
            <draw:line draw:style-name="gr5" draw:text-style-name="P1" draw:layer="layout" svg:x1="5.11cm" svg:y1="13.065cm" svg:x2="5.11cm" svg:y2="14.97cm">
              <text:p/>
            </draw:line>
            <draw:connector draw:style-name="gr6" draw:text-style-name="P1" draw:layer="layout" svg:x1="7.915cm" svg:y1="20.367cm" svg:x2="5.545cm" svg:y2="16.875cm" draw:start-shape="id1" draw:start-glue-point="3" draw:end-shape="id2" svg:d="m7915 20367h-2370v-3492">
              <text:p/>
            </draw:connector>
            <draw:connector draw:style-name="gr6" draw:text-style-name="P1" draw:layer="layout" svg:x1="15.07cm" svg:y1="20.367cm" svg:x2="16.875cm" svg:y2="16.875cm" draw:start-shape="id1" draw:start-glue-point="1" draw:end-shape="id3" svg:d="m15070 20367h1805v-3492">
              <text:p/>
            </draw:connector>
          </draw:g>
        </draw:g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2.225cm" svg:height="14.116cm" draw:transform="rotate (1.5707963267946) translate (2.911cm 23.835cm)">
          <draw:image xlink:href="Pictures/10000000000009A6000006216DD1280B.png" xlink:type="simple" xlink:show="embed" xlink:actuate="onLoad">
            <text:p/>
          </draw:image>
        </draw:frame>
      </draw:page>
      <draw:page draw:name="page3" draw:style-name="dp1" draw:master-page-name="Default">
        <office:forms form:automatic-focus="false" form:apply-design-mode="false"/>
        <draw:rect draw:style-name="gr4" draw:text-style-name="P1" draw:layer="layout" svg:width="16.51cm" svg:height="5.08cm" svg:x="3.076cm" svg:y="19.416cm">
          <text:p text:style-name="P2">Controller</text:p>
        </draw:rect>
        <draw:rect draw:style-name="gr7" draw:text-style-name="P1" draw:layer="layout" svg:width="5.08cm" svg:height="2.54cm" svg:x="3.076cm" svg:y="14.336cm">
          <text:p text:style-name="P2">Radio A</text:p>
        </draw:rect>
        <draw:rect draw:style-name="gr7" draw:text-style-name="P1" draw:layer="layout" svg:width="5.08cm" svg:height="2.54cm" svg:x="8.791cm" svg:y="14.336cm">
          <text:p text:style-name="P2">Radio B</text:p>
        </draw:rect>
        <draw:rect draw:style-name="gr7" draw:text-style-name="P1" draw:layer="layout" svg:width="5.08cm" svg:height="2.54cm" svg:x="14.506cm" svg:y="14.336cm">
          <text:p text:style-name="P2">Radio C</text:p>
        </draw:rect>
        <draw:line draw:style-name="gr8" draw:text-style-name="P1" draw:layer="layout" svg:x1="3.711cm" svg:y1="16.876cm" svg:x2="3.711cm" svg:y2="19.416cm">
          <text:p text:style-name="P2">COR</text:p>
          <text:p text:style-name="P2"/>
        </draw:line>
        <draw:line draw:style-name="gr8" draw:text-style-name="P1" draw:layer="layout" svg:x1="4.981cm" svg:y1="16.876cm" svg:x2="4.981cm" svg:y2="19.416cm">
          <text:p text:style-name="P2">RX</text:p>
          <text:p text:style-name="P2"/>
        </draw:line>
        <draw:line draw:style-name="gr9" draw:text-style-name="P2" draw:layer="layout" svg:x1="6.251cm" svg:y1="16.876cm" svg:x2="6.251cm" svg:y2="19.416cm">
          <text:p text:style-name="P2">TX</text:p>
          <text:p text:style-name="P2"/>
        </draw:line>
        <draw:line draw:style-name="gr10" draw:text-style-name="P1" draw:layer="layout" svg:x1="5.446cm" svg:y1="14.336cm" svg:x2="5.446cm" svg:y2="9.891cm">
          <text:p/>
        </draw:line>
        <draw:line draw:style-name="gr10" draw:text-style-name="P1" draw:layer="layout" svg:x1="5.446cm" svg:y1="9.891cm" svg:x2="2.271cm" svg:y2="9.891cm">
          <text:p/>
        </draw:line>
        <draw:line draw:style-name="gr10" draw:text-style-name="P1" draw:layer="layout" svg:x1="4.811cm" svg:y1="8.621cm" svg:x2="4.811cm" svg:y2="11.161cm">
          <text:p/>
        </draw:line>
        <draw:line draw:style-name="gr10" draw:text-style-name="P1" draw:layer="layout" svg:x1="4.176cm" svg:y1="8.621cm" svg:x2="4.176cm" svg:y2="11.161cm">
          <text:p/>
        </draw:line>
        <draw:line draw:style-name="gr10" draw:text-style-name="P1" draw:layer="layout" svg:x1="3.541cm" svg:y1="8.621cm" svg:x2="3.541cm" svg:y2="11.161cm">
          <text:p/>
        </draw:line>
        <draw:line draw:style-name="gr10" draw:text-style-name="P1" draw:layer="layout" svg:x1="2.941cm" svg:y1="8.621cm" svg:x2="2.941cm" svg:y2="11.161cm">
          <text:p/>
        </draw:line>
        <draw:line draw:style-name="gr10" draw:text-style-name="P1" draw:layer="layout" svg:x1="2.441cm" svg:y1="8.621cm" svg:x2="2.441cm" svg:y2="11.161cm">
          <text:p/>
        </draw:line>
        <draw:line draw:style-name="gr10" draw:text-style-name="P1" draw:layer="layout" svg:x1="11.161cm" svg:y1="14.336cm" svg:x2="11.161cm" svg:y2="3.541cm">
          <text:p/>
        </draw:line>
        <draw:ellipse draw:style-name="gr11" draw:text-style-name="P1" draw:layer="layout" svg:width="0.635cm" svg:height="1.905cm" svg:x="10.526cm" svg:y="5.446cm">
          <text:p/>
        </draw:ellipse>
        <draw:ellipse draw:style-name="gr11" draw:text-style-name="P1" draw:layer="layout" svg:width="0.635cm" svg:height="1.905cm" svg:x="10.526cm" svg:y="7.986cm">
          <text:p/>
        </draw:ellipse>
        <draw:ellipse draw:style-name="gr11" draw:text-style-name="P1" draw:layer="layout" svg:width="0.635cm" svg:height="1.905cm" svg:x="10.526cm" svg:y="10.526cm">
          <text:p/>
        </draw:ellipse>
        <draw:ellipse draw:style-name="gr11" draw:text-style-name="P1" draw:layer="layout" svg:width="0.635cm" svg:height="1.905cm" svg:x="10.526cm" svg:y="2.906cm">
          <text:p/>
        </draw:ellipse>
        <draw:frame draw:style-name="gr12" draw:layer="layout" svg:width="4.32cm" svg:height="0.962cm" svg:x="8.621cm" svg:y="1.943cm">
          <draw:text-box>
            <text:p text:style-name="P5">VHF Antenna</text:p>
          </draw:text-box>
        </draw:frame>
        <draw:frame draw:style-name="gr12" draw:text-style-name="P1" draw:layer="layout" svg:width="6.357cm" svg:height="1.673cm" svg:x="1.001cm" svg:y="6.946cm">
          <draw:text-box>
            <text:p text:style-name="P2">Yagi antenna</text:p>
            <text:p text:style-name="P2">Link to other stations</text:p>
          </draw:text-box>
        </draw:frame>
        <draw:ellipse draw:style-name="gr11" draw:text-style-name="P1" draw:layer="layout" svg:width="0.635cm" svg:height="1.905cm" svg:x="10.527cm" svg:y="10.527cm">
          <text:p/>
        </draw:ellipse>
        <draw:line draw:style-name="gr10" draw:text-style-name="P1" draw:layer="layout" svg:x1="17.047cm" svg:y1="14.336cm" svg:x2="17.047cm" svg:y2="3.541cm">
          <text:p/>
        </draw:line>
        <draw:ellipse draw:style-name="gr11" draw:text-style-name="P1" draw:layer="layout" svg:width="0.635cm" svg:height="1.905cm" svg:x="16.412cm" svg:y="7.986cm">
          <text:p/>
        </draw:ellipse>
        <draw:ellipse draw:style-name="gr11" draw:text-style-name="P1" draw:layer="layout" svg:width="0.635cm" svg:height="1.905cm" svg:x="16.412cm" svg:y="10.526cm">
          <text:p/>
        </draw:ellipse>
        <draw:ellipse draw:style-name="gr11" draw:text-style-name="P1" draw:layer="layout" svg:width="0.635cm" svg:height="1.905cm" svg:x="16.412cm" svg:y="2.906cm">
          <text:p/>
        </draw:ellipse>
        <draw:frame draw:style-name="gr12" draw:layer="layout" svg:width="4.359cm" svg:height="0.962cm" svg:x="14.507cm" svg:y="1.943cm">
          <draw:text-box>
            <text:p text:style-name="P5">UHF Antenna</text:p>
          </draw:text-box>
        </draw:frame>
        <draw:ellipse draw:style-name="gr11" draw:text-style-name="P1" draw:layer="layout" svg:width="0.635cm" svg:height="1.905cm" svg:x="16.413cm" svg:y="10.527cm">
          <text:p/>
        </draw:ellipse>
        <draw:ellipse draw:style-name="gr11" draw:text-style-name="P1" draw:layer="layout" svg:width="0.635cm" svg:height="1.905cm" svg:x="16.441cm" svg:y="5.446cm">
          <text:p/>
        </draw:ellipse>
        <draw:line draw:style-name="gr9" draw:text-style-name="P2" draw:layer="layout" svg:x1="7.35cm" svg:y1="16.875cm" svg:x2="7.35cm" svg:y2="19.415cm">
          <text:p text:style-name="P2">PTT</text:p>
          <text:p text:style-name="P2"/>
        </draw:line>
        <draw:line draw:style-name="gr8" draw:text-style-name="P1" draw:layer="layout" svg:x1="9.426cm" svg:y1="16.876cm" svg:x2="9.426cm" svg:y2="19.416cm">
          <text:p text:style-name="P2">COR</text:p>
          <text:p text:style-name="P2"/>
        </draw:line>
        <draw:line draw:style-name="gr8" draw:text-style-name="P1" draw:layer="layout" svg:x1="10.696cm" svg:y1="16.876cm" svg:x2="10.696cm" svg:y2="19.416cm">
          <text:p text:style-name="P2">RX</text:p>
          <text:p text:style-name="P2"/>
        </draw:line>
        <draw:line draw:style-name="gr9" draw:text-style-name="P2" draw:layer="layout" svg:x1="11.966cm" svg:y1="16.876cm" svg:x2="11.966cm" svg:y2="19.416cm">
          <text:p text:style-name="P2">TX</text:p>
          <text:p text:style-name="P2"/>
        </draw:line>
        <draw:line draw:style-name="gr9" draw:text-style-name="P2" draw:layer="layout" svg:x1="13.065cm" svg:y1="16.875cm" svg:x2="13.065cm" svg:y2="19.415cm">
          <text:p text:style-name="P2">PTT</text:p>
          <text:p text:style-name="P2"/>
        </draw:line>
        <draw:line draw:style-name="gr8" draw:text-style-name="P1" draw:layer="layout" svg:x1="15.141cm" svg:y1="16.876cm" svg:x2="15.141cm" svg:y2="19.416cm">
          <text:p text:style-name="P2">COR</text:p>
          <text:p text:style-name="P2"/>
        </draw:line>
        <draw:line draw:style-name="gr8" draw:text-style-name="P1" draw:layer="layout" svg:x1="16.411cm" svg:y1="16.876cm" svg:x2="16.411cm" svg:y2="19.416cm">
          <text:p text:style-name="P2">RX</text:p>
          <text:p text:style-name="P2"/>
        </draw:line>
        <draw:line draw:style-name="gr9" draw:text-style-name="P2" draw:layer="layout" svg:x1="17.681cm" svg:y1="16.876cm" svg:x2="17.681cm" svg:y2="19.416cm">
          <text:p text:style-name="P2">TX</text:p>
          <text:p text:style-name="P2"/>
        </draw:line>
        <draw:line draw:style-name="gr9" draw:text-style-name="P2" draw:layer="layout" svg:x1="18.78cm" svg:y1="16.875cm" svg:x2="18.78cm" svg:y2="19.415cm">
          <text:p text:style-name="P2">PTT</text:p>
          <text:p text:style-name="P2"/>
        </draw:line>
      </draw:page>
      <draw:page draw:name="page4" draw:style-name="dp1" draw:master-page-name="Default">
        <office:forms form:automatic-focus="false" form:apply-design-mode="false"/>
        <draw:rect draw:style-name="gr13" draw:text-style-name="P1" draw:layer="layout" svg:width="2.54cm" svg:height="7.185cm" svg:x="4.506cm" svg:y="8.42cm">
          <text:p text:style-name="P2">Relay</text:p>
        </draw:rect>
        <draw:g>
          <draw:rect draw:style-name="gr11" draw:text-style-name="P1" draw:layer="layout" svg:width="3.758cm" svg:height="1.266cm" svg:x="8.337cm" svg:y="7.686cm">
            <text:p/>
          </draw:rect>
          <draw:rect draw:style-name="gr14" draw:text-style-name="P1" draw:layer="layout" svg:width="0.635cm" svg:height="0.635cm" svg:x="9.944cm" svg:y="7.985cm">
            <text:p/>
          </draw:rect>
          <draw:rect draw:style-name="gr14" draw:text-style-name="P1" draw:layer="layout" svg:width="0.635cm" svg:height="0.635cm" svg:x="8.674cm" svg:y="7.985cm">
            <text:p/>
          </draw:rect>
          <draw:rect draw:style-name="gr14" draw:text-style-name="P1" draw:layer="layout" svg:width="0.635cm" svg:height="0.635cm" svg:x="11.214cm" svg:y="7.985cm">
            <text:p/>
          </draw:rect>
        </draw:g>
        <draw:g>
          <draw:g>
            <draw:rect draw:style-name="gr14" draw:text-style-name="P1" draw:layer="layout" svg:width="0.635cm" svg:height="0.635cm" draw:transform="rotate (-1.57079632679579) translate (13.801cm 9.292cm)">
              <text:p/>
            </draw:rect>
            <draw:rect draw:style-name="gr11" draw:text-style-name="P1" draw:layer="layout" svg:width="3.758cm" svg:height="1.266cm" draw:transform="rotate (-1.57079632679579) translate (14.1cm 7.685cm)">
              <text:p/>
            </draw:rect>
            <draw:rect draw:style-name="gr14" draw:text-style-name="P1" draw:layer="layout" svg:width="0.635cm" svg:height="0.635cm" draw:transform="rotate (-1.57079632679579) translate (13.801cm 8.022cm)">
              <text:p/>
            </draw:rect>
            <draw:rect draw:style-name="gr14" draw:text-style-name="P1" draw:layer="layout" svg:width="0.635cm" svg:height="0.635cm" draw:transform="rotate (-1.57079632679579) translate (13.801cm 10.562cm)">
              <text:p/>
            </draw:rect>
          </draw:g>
        </draw:g>
        <draw:g>
          <draw:rect draw:style-name="gr11" draw:text-style-name="P1" draw:layer="layout" svg:width="3.758cm" svg:height="1.266cm" svg:x="8.337cm" svg:y="10.194cm">
            <text:p/>
          </draw:rect>
          <draw:rect draw:style-name="gr14" draw:text-style-name="P1" draw:layer="layout" svg:width="0.635cm" svg:height="0.635cm" svg:x="9.944cm" svg:y="10.493cm">
            <text:p/>
          </draw:rect>
          <draw:rect draw:style-name="gr14" draw:text-style-name="P1" draw:layer="layout" svg:width="0.635cm" svg:height="0.635cm" svg:x="8.674cm" svg:y="10.493cm">
            <text:p/>
          </draw:rect>
          <draw:rect draw:style-name="gr14" draw:text-style-name="P1" draw:layer="layout" svg:width="0.635cm" svg:height="0.635cm" svg:x="11.214cm" svg:y="10.493cm">
            <text:p/>
          </draw:rect>
        </draw:g>
        <draw:frame draw:style-name="gr12" draw:layer="layout" svg:width="0.853cm" svg:height="0.962cm" svg:x="14.117cm" svg:y="10.525cm">
          <draw:text-box>
            <text:p text:style-name="P5">1</text:p>
          </draw:text-box>
        </draw:frame>
        <draw:frame draw:style-name="gr12" draw:layer="layout" svg:width="0.858cm" svg:height="0.962cm" svg:x="14.117cm" svg:y="9.255cm">
          <draw:text-box>
            <text:p text:style-name="P5">2</text:p>
          </draw:text-box>
        </draw:frame>
        <draw:frame draw:style-name="gr12" draw:layer="layout" svg:width="0.853cm" svg:height="0.962cm" svg:x="14.117cm" svg:y="7.985cm">
          <draw:text-box>
            <text:p text:style-name="P5">3</text:p>
          </draw:text-box>
        </draw:frame>
        <draw:frame draw:style-name="gr12" draw:layer="layout" svg:width="0.853cm" svg:height="0.962cm" svg:x="8.62cm" svg:y="11.46cm">
          <draw:text-box>
            <text:p text:style-name="P5">1</text:p>
          </draw:text-box>
        </draw:frame>
        <draw:frame draw:style-name="gr12" draw:layer="layout" svg:width="0.853cm" svg:height="0.962cm" svg:x="8.556cm" svg:y="6.715cm">
          <draw:text-box>
            <text:p text:style-name="P5">1</text:p>
          </draw:text-box>
        </draw:frame>
        <draw:frame draw:style-name="gr12" draw:layer="layout" svg:width="0.858cm" svg:height="0.962cm" svg:x="9.89cm" svg:y="11.46cm">
          <draw:text-box>
            <text:p text:style-name="P5">2</text:p>
          </draw:text-box>
        </draw:frame>
        <draw:frame draw:style-name="gr12" draw:layer="layout" svg:width="0.858cm" svg:height="0.962cm" svg:x="9.944cm" svg:y="6.715cm">
          <draw:text-box>
            <text:p text:style-name="P5">2</text:p>
          </draw:text-box>
        </draw:frame>
        <draw:frame draw:style-name="gr12" draw:layer="layout" svg:width="0.853cm" svg:height="0.962cm" svg:x="11.196cm" svg:y="6.715cm">
          <draw:text-box>
            <text:p text:style-name="P5">3</text:p>
          </draw:text-box>
        </draw:frame>
        <draw:frame draw:style-name="gr12" draw:layer="layout" svg:width="0.853cm" svg:height="0.962cm" svg:x="11.16cm" svg:y="11.46cm">
          <draw:text-box>
            <text:p text:style-name="P5">3</text:p>
          </draw:text-box>
        </draw:frame>
        <draw:g>
          <draw:g>
            <draw:rect draw:style-name="gr14" draw:text-style-name="P1" draw:layer="layout" svg:width="0.635cm" svg:height="0.635cm" draw:transform="rotate (-1.57079632679579) translate (3.237cm 13.409cm)">
              <text:p/>
            </draw:rect>
            <draw:rect draw:style-name="gr11" draw:text-style-name="P1" draw:layer="layout" svg:width="3.758cm" svg:height="1.266cm" draw:transform="rotate (-1.57079632679579) translate (3.536cm 11.802cm)">
              <text:p/>
            </draw:rect>
            <draw:rect draw:style-name="gr14" draw:text-style-name="P1" draw:layer="layout" svg:width="0.635cm" svg:height="0.635cm" draw:transform="rotate (-1.57079632679579) translate (3.237cm 12.139cm)">
              <text:p/>
            </draw:rect>
            <draw:rect draw:style-name="gr14" draw:text-style-name="P1" draw:layer="layout" svg:width="0.635cm" svg:height="0.635cm" draw:transform="rotate (-1.57079632679579) translate (3.237cm 14.679cm)">
              <text:p/>
            </draw:rect>
          </draw:g>
        </draw:g>
        <draw:frame draw:style-name="gr12" draw:layer="layout" svg:width="0.853cm" svg:height="0.962cm" svg:x="3.553cm" svg:y="14.642cm">
          <draw:text-box>
            <text:p text:style-name="P5">1</text:p>
          </draw:text-box>
        </draw:frame>
        <draw:frame draw:style-name="gr12" draw:layer="layout" svg:width="0.858cm" svg:height="0.962cm" svg:x="3.553cm" svg:y="13.372cm">
          <draw:text-box>
            <text:p text:style-name="P5">2</text:p>
          </draw:text-box>
        </draw:frame>
        <draw:frame draw:style-name="gr12" draw:layer="layout" svg:width="0.853cm" svg:height="0.962cm" svg:x="3.553cm" svg:y="12.102cm">
          <draw:text-box>
            <text:p text:style-name="P5">3</text:p>
          </draw:text-box>
        </draw:frame>
        <draw:frame draw:style-name="gr12" draw:layer="layout" svg:width="0.925cm" svg:height="0.962cm" svg:x="7.35cm" svg:y="7.857cm">
          <draw:text-box>
            <text:p text:style-name="P5">A</text:p>
          </draw:text-box>
        </draw:frame>
        <draw:frame draw:style-name="gr12" draw:layer="layout" svg:width="0.925cm" svg:height="0.962cm" svg:x="7.35cm" svg:y="10.39cm">
          <draw:text-box>
            <text:p text:style-name="P5">B</text:p>
          </draw:text-box>
        </draw:frame>
        <draw:frame draw:style-name="gr12" draw:layer="layout" svg:width="0.959cm" svg:height="0.962cm" svg:x="13.065cm" svg:y="6.722cm">
          <draw:text-box>
            <text:p text:style-name="P5">C</text:p>
          </draw:text-box>
        </draw:frame>
        <draw:frame draw:style-name="gr12" draw:layer="layout" svg:width="0.959cm" svg:height="0.962cm" svg:x="2.501cm" svg:y="10.832cm">
          <draw:text-box>
            <text:p text:style-name="P5">D</text:p>
          </draw:text-box>
        </draw:frame>
      </draw:page>
      <draw:page draw:name="page5" draw:style-name="dp1" draw:master-page-name="Default">
        <office:forms form:automatic-focus="false" form:apply-design-mode="false"/>
        <draw:g>
          <draw:g>
            <draw:rect draw:style-name="gr15" draw:text-style-name="P1" draw:layer="layout" svg:width="2.077cm" svg:height="0.552cm" draw:transform="rotate (-1.57079632679579) translate (7.832cm 7.251cm)">
              <text:p/>
            </draw:rect>
            <draw:rect draw:style-name="gr13" draw:text-style-name="P1" draw:layer="layout" svg:width="1.109cm" svg:height="3.971cm" svg:x="3.246cm" svg:y="7.658cm">
              <text:p text:style-name="P1">R</text:p>
              <text:p text:style-name="P1">e</text:p>
              <text:p text:style-name="P1">l</text:p>
              <text:p text:style-name="P1">a</text:p>
              <text:p text:style-name="P1">y</text:p>
            </draw:rect>
            <draw:rect draw:style-name="gr15" draw:text-style-name="P1" draw:layer="layout" svg:width="1.64cm" svg:height="0.701cm" svg:x="4.918cm" svg:y="7.251cm">
              <text:p/>
            </draw:rect>
            <draw:rect draw:style-name="gr14" draw:text-style-name="P1" draw:layer="layout" svg:width="0.276cm" svg:height="0.351cm" svg:x="5.62cm" svg:y="7.417cm">
              <text:p/>
            </draw:rect>
            <draw:rect draw:style-name="gr14" draw:text-style-name="P1" draw:layer="layout" svg:width="0.277cm" svg:height="0.351cm" svg:x="5.065cm" svg:y="7.417cm">
              <text:p/>
            </draw:rect>
            <draw:rect draw:style-name="gr14" draw:text-style-name="P1" draw:layer="layout" svg:width="0.278cm" svg:height="0.351cm" svg:x="6.173cm" svg:y="7.417cm">
              <text:p/>
            </draw:rect>
            <draw:rect draw:style-name="gr14" draw:text-style-name="P1" draw:layer="layout" svg:width="0.35cm" svg:height="0.277cm" draw:transform="rotate (-1.57079632679579) translate (7.702cm 8.14cm)">
              <text:p/>
            </draw:rect>
            <draw:rect draw:style-name="gr14" draw:text-style-name="P1" draw:layer="layout" svg:width="0.352cm" svg:height="0.277cm" draw:transform="rotate (-1.57079632679579) translate (7.702cm 7.437cm)">
              <text:p/>
            </draw:rect>
            <draw:rect draw:style-name="gr14" draw:text-style-name="P1" draw:layer="layout" svg:width="0.352cm" svg:height="0.277cm" draw:transform="rotate (-1.57079632679579) translate (7.702cm 8.841cm)">
              <text:p/>
            </draw:rect>
            <draw:rect draw:style-name="gr15" draw:text-style-name="P1" draw:layer="layout" svg:width="1.64cm" svg:height="0.701cm" svg:x="4.918cm" svg:y="8.638cm">
              <text:p/>
            </draw:rect>
            <draw:rect draw:style-name="gr14" draw:text-style-name="P1" draw:layer="layout" svg:width="0.276cm" svg:height="0.352cm" svg:x="5.62cm" svg:y="8.803cm">
              <text:p/>
            </draw:rect>
            <draw:rect draw:style-name="gr14" draw:text-style-name="P1" draw:layer="layout" svg:width="0.277cm" svg:height="0.352cm" svg:x="5.065cm" svg:y="8.803cm">
              <text:p/>
            </draw:rect>
            <draw:rect draw:style-name="gr14" draw:text-style-name="P1" draw:layer="layout" svg:width="0.278cm" svg:height="0.352cm" svg:x="6.173cm" svg:y="8.803cm">
              <text:p/>
            </draw:rect>
            <draw:frame draw:style-name="gr16" draw:text-style-name="P5" draw:layer="layout" svg:width="0.853cm" svg:height="0.962cm" svg:x="6.65cm" svg:y="8.62cm">
              <draw:text-box>
                <text:p text:style-name="P5">1</text:p>
              </draw:text-box>
            </draw:frame>
            <draw:frame draw:style-name="gr17" draw:text-style-name="P5" draw:layer="layout" svg:width="0.858cm" svg:height="0.962cm" svg:x="6.65cm" svg:y="7.858cm">
              <draw:text-box>
                <text:p text:style-name="P5">2</text:p>
              </draw:text-box>
            </draw:frame>
            <draw:frame draw:style-name="gr18" draw:text-style-name="P5" draw:layer="layout" svg:width="0.853cm" svg:height="0.962cm" svg:x="6.65cm" svg:y="7.023cm">
              <draw:text-box>
                <text:p text:style-name="P5">3</text:p>
              </draw:text-box>
            </draw:frame>
            <draw:frame draw:style-name="gr16" draw:text-style-name="P5" draw:layer="layout" svg:width="0.853cm" svg:height="0.962cm" svg:x="4.81cm" svg:y="9.255cm">
              <draw:text-box>
                <text:p text:style-name="P5">1</text:p>
              </draw:text-box>
            </draw:frame>
            <draw:frame draw:style-name="gr18" draw:text-style-name="P5" draw:layer="layout" svg:width="0.853cm" svg:height="0.962cm" svg:x="4.81cm" svg:y="6.388cm">
              <draw:text-box>
                <text:p text:style-name="P5">1</text:p>
              </draw:text-box>
            </draw:frame>
            <draw:frame draw:style-name="gr17" draw:text-style-name="P5" draw:layer="layout" svg:width="0.858cm" svg:height="0.962cm" svg:x="5.445cm" svg:y="9.255cm">
              <draw:text-box>
                <text:p text:style-name="P5">2</text:p>
              </draw:text-box>
            </draw:frame>
            <draw:frame draw:style-name="gr19" draw:text-style-name="P5" draw:layer="layout" svg:width="0.858cm" svg:height="0.962cm" svg:x="5.445cm" svg:y="6.388cm">
              <draw:text-box>
                <text:p text:style-name="P5">2</text:p>
              </draw:text-box>
            </draw:frame>
            <draw:frame draw:style-name="gr18" draw:text-style-name="P5" draw:layer="layout" svg:width="0.853cm" svg:height="0.962cm" svg:x="6.08cm" svg:y="6.388cm">
              <draw:text-box>
                <text:p text:style-name="P5">3</text:p>
              </draw:text-box>
            </draw:frame>
            <draw:frame draw:style-name="gr16" draw:text-style-name="P5" draw:layer="layout" svg:width="0.853cm" svg:height="0.962cm" svg:x="6.08cm" svg:y="9.255cm">
              <draw:text-box>
                <text:p text:style-name="P5">3</text:p>
              </draw:text-box>
            </draw:frame>
            <draw:g>
              <draw:rect draw:style-name="gr15" draw:text-style-name="P1" draw:layer="layout" svg:width="2.077cm" svg:height="0.553cm" draw:transform="rotate (-1.57079632679579) translate (2.824cm 9.527cm)">
                <text:p/>
              </draw:rect>
              <draw:rect draw:style-name="gr14" draw:text-style-name="P1" draw:layer="layout" svg:width="0.351cm" svg:height="0.278cm" draw:transform="rotate (-1.57079632679579) translate (2.693cm 10.415cm)">
                <text:p/>
              </draw:rect>
              <draw:rect draw:style-name="gr14" draw:text-style-name="P1" draw:layer="layout" svg:width="0.351cm" svg:height="0.278cm" draw:transform="rotate (-1.57079632679579) translate (2.693cm 9.713cm)">
                <text:p/>
              </draw:rect>
              <draw:rect draw:style-name="gr14" draw:text-style-name="P1" draw:layer="layout" svg:width="0.35cm" svg:height="0.278cm" draw:transform="rotate (-1.57079632679579) translate (2.693cm 11.118cm)">
                <text:p/>
              </draw:rect>
            </draw:g>
            <draw:frame draw:style-name="gr18" draw:text-style-name="P5" draw:layer="layout" svg:width="0.853cm" svg:height="0.962cm" svg:x="1.63cm" svg:y="10.766cm">
              <draw:text-box>
                <text:p text:style-name="P5">1</text:p>
              </draw:text-box>
            </draw:frame>
            <draw:frame draw:style-name="gr20" draw:text-style-name="P5" draw:layer="layout" svg:width="0.858cm" svg:height="0.962cm" svg:x="1.63cm" svg:y="10.064cm">
              <draw:text-box>
                <text:p text:style-name="P5">2</text:p>
              </draw:text-box>
            </draw:frame>
            <draw:frame draw:style-name="gr16" draw:text-style-name="P5" draw:layer="layout" svg:width="0.853cm" svg:height="0.962cm" svg:x="1.635cm" svg:y="9.255cm">
              <draw:text-box>
                <text:p text:style-name="P5">3</text:p>
              </draw:text-box>
            </draw:frame>
          </draw:g>
          <draw:rect draw:style-name="gr21" draw:text-style-name="P1" draw:layer="layout" svg:width="2.077cm" svg:height="0.552cm" draw:transform="rotate (-1.57079632679579) translate (12.83cm 7.251cm)">
            <text:p/>
          </draw:rect>
          <draw:rect draw:style-name="gr13" draw:text-style-name="P1" draw:layer="layout" svg:width="1.109cm" svg:height="3.971cm" svg:x="8.244cm" svg:y="7.658cm">
            <text:p text:style-name="P1">R</text:p>
            <text:p text:style-name="P1">e</text:p>
            <text:p text:style-name="P1">l</text:p>
            <text:p text:style-name="P1">a</text:p>
            <text:p text:style-name="P1">y</text:p>
          </draw:rect>
          <draw:rect draw:style-name="gr21" draw:text-style-name="P1" draw:layer="layout" svg:width="1.64cm" svg:height="0.701cm" svg:x="9.916cm" svg:y="7.251cm">
            <text:p/>
          </draw:rect>
          <draw:rect draw:style-name="gr14" draw:text-style-name="P1" draw:layer="layout" svg:width="0.276cm" svg:height="0.351cm" svg:x="10.618cm" svg:y="7.417cm">
            <text:p/>
          </draw:rect>
          <draw:rect draw:style-name="gr14" draw:text-style-name="P1" draw:layer="layout" svg:width="0.277cm" svg:height="0.351cm" svg:x="10.063cm" svg:y="7.417cm">
            <text:p/>
          </draw:rect>
          <draw:rect draw:style-name="gr14" draw:text-style-name="P1" draw:layer="layout" svg:width="0.278cm" svg:height="0.351cm" svg:x="11.171cm" svg:y="7.417cm">
            <text:p/>
          </draw:rect>
          <draw:rect draw:style-name="gr14" draw:text-style-name="P1" draw:layer="layout" svg:width="0.35cm" svg:height="0.277cm" draw:transform="rotate (-1.57079632679579) translate (12.7cm 8.14cm)">
            <text:p/>
          </draw:rect>
          <draw:rect draw:style-name="gr14" draw:text-style-name="P1" draw:layer="layout" svg:width="0.352cm" svg:height="0.277cm" draw:transform="rotate (-1.57079632679579) translate (12.7cm 7.437cm)">
            <text:p/>
          </draw:rect>
          <draw:rect draw:style-name="gr14" draw:text-style-name="P1" draw:layer="layout" svg:width="0.352cm" svg:height="0.277cm" draw:transform="rotate (-1.57079632679579) translate (12.7cm 8.841cm)">
            <text:p/>
          </draw:rect>
          <draw:rect draw:style-name="gr21" draw:text-style-name="P1" draw:layer="layout" svg:width="1.64cm" svg:height="0.701cm" svg:x="9.916cm" svg:y="8.638cm">
            <text:p/>
          </draw:rect>
          <draw:rect draw:style-name="gr14" draw:text-style-name="P1" draw:layer="layout" svg:width="0.276cm" svg:height="0.352cm" svg:x="10.618cm" svg:y="8.803cm">
            <text:p/>
          </draw:rect>
          <draw:rect draw:style-name="gr14" draw:text-style-name="P1" draw:layer="layout" svg:width="0.277cm" svg:height="0.352cm" svg:x="10.063cm" svg:y="8.803cm">
            <text:p/>
          </draw:rect>
          <draw:rect draw:style-name="gr14" draw:text-style-name="P1" draw:layer="layout" svg:width="0.278cm" svg:height="0.352cm" svg:x="11.171cm" svg:y="8.803cm">
            <text:p/>
          </draw:rect>
          <draw:frame draw:style-name="gr16" draw:text-style-name="P5" draw:layer="layout" svg:width="0.853cm" svg:height="0.962cm" svg:x="11.648cm" svg:y="8.62cm">
            <draw:text-box>
              <text:p text:style-name="P5">1</text:p>
            </draw:text-box>
          </draw:frame>
          <draw:frame draw:style-name="gr17" draw:text-style-name="P5" draw:layer="layout" svg:width="0.858cm" svg:height="0.962cm" svg:x="11.648cm" svg:y="7.858cm">
            <draw:text-box>
              <text:p text:style-name="P5">2</text:p>
            </draw:text-box>
          </draw:frame>
          <draw:frame draw:style-name="gr18" draw:text-style-name="P5" draw:layer="layout" svg:width="0.853cm" svg:height="0.962cm" svg:x="11.648cm" svg:y="7.023cm">
            <draw:text-box>
              <text:p text:style-name="P5">3</text:p>
            </draw:text-box>
          </draw:frame>
          <draw:frame draw:style-name="gr16" draw:text-style-name="P5" draw:layer="layout" svg:width="0.853cm" svg:height="0.962cm" svg:x="9.808cm" svg:y="9.255cm">
            <draw:text-box>
              <text:p text:style-name="P5">1</text:p>
            </draw:text-box>
          </draw:frame>
          <draw:frame draw:style-name="gr18" draw:text-style-name="P5" draw:layer="layout" svg:width="0.853cm" svg:height="0.962cm" svg:x="9.808cm" svg:y="6.388cm">
            <draw:text-box>
              <text:p text:style-name="P5">1</text:p>
            </draw:text-box>
          </draw:frame>
          <draw:frame draw:style-name="gr17" draw:text-style-name="P5" draw:layer="layout" svg:width="0.858cm" svg:height="0.962cm" svg:x="10.443cm" svg:y="9.255cm">
            <draw:text-box>
              <text:p text:style-name="P5">2</text:p>
            </draw:text-box>
          </draw:frame>
          <draw:frame draw:style-name="gr19" draw:text-style-name="P5" draw:layer="layout" svg:width="0.858cm" svg:height="0.962cm" svg:x="10.443cm" svg:y="6.388cm">
            <draw:text-box>
              <text:p text:style-name="P5">2</text:p>
            </draw:text-box>
          </draw:frame>
          <draw:frame draw:style-name="gr18" draw:text-style-name="P5" draw:layer="layout" svg:width="0.853cm" svg:height="0.962cm" svg:x="11.078cm" svg:y="6.388cm">
            <draw:text-box>
              <text:p text:style-name="P5">3</text:p>
            </draw:text-box>
          </draw:frame>
          <draw:frame draw:style-name="gr16" draw:text-style-name="P5" draw:layer="layout" svg:width="0.853cm" svg:height="0.962cm" svg:x="11.078cm" svg:y="9.255cm">
            <draw:text-box>
              <text:p text:style-name="P5">3</text:p>
            </draw:text-box>
          </draw:frame>
          <draw:rect draw:style-name="gr21" draw:text-style-name="P1" draw:layer="layout" svg:width="2.077cm" svg:height="0.553cm" draw:transform="rotate (-1.57079632679579) translate (7.822cm 9.527cm)">
            <text:p/>
          </draw:rect>
          <draw:rect draw:style-name="gr14" draw:text-style-name="P1" draw:layer="layout" svg:width="0.351cm" svg:height="0.278cm" draw:transform="rotate (-1.57079632679579) translate (7.691cm 10.415cm)">
            <text:p/>
          </draw:rect>
          <draw:rect draw:style-name="gr14" draw:text-style-name="P1" draw:layer="layout" svg:width="0.351cm" svg:height="0.278cm" draw:transform="rotate (-1.57079632679579) translate (7.691cm 9.713cm)">
            <text:p/>
          </draw:rect>
          <draw:rect draw:style-name="gr14" draw:text-style-name="P1" draw:layer="layout" svg:width="0.35cm" svg:height="0.278cm" draw:transform="rotate (-1.57079632679579) translate (7.691cm 11.118cm)">
            <text:p/>
          </draw:rect>
          <draw:frame draw:style-name="gr18" draw:text-style-name="P5" draw:layer="layout" svg:width="0.853cm" svg:height="0.962cm" svg:x="6.628cm" svg:y="10.766cm">
            <draw:text-box>
              <text:p text:style-name="P5">1</text:p>
            </draw:text-box>
          </draw:frame>
          <draw:frame draw:style-name="gr20" draw:text-style-name="P5" draw:layer="layout" svg:width="0.858cm" svg:height="0.962cm" svg:x="6.628cm" svg:y="10.064cm">
            <draw:text-box>
              <text:p text:style-name="P5">2</text:p>
            </draw:text-box>
          </draw:frame>
          <draw:frame draw:style-name="gr16" draw:text-style-name="P5" draw:layer="layout" svg:width="0.853cm" svg:height="0.962cm" svg:x="6.633cm" svg:y="9.255cm">
            <draw:text-box>
              <text:p text:style-name="P5">3</text:p>
            </draw:text-box>
          </draw:frame>
          <draw:rect draw:style-name="gr22" draw:text-style-name="P1" draw:layer="layout" svg:width="2.077cm" svg:height="0.552cm" draw:transform="rotate (-1.57079632679579) translate (17.867cm 7.251cm)">
            <text:p/>
          </draw:rect>
          <draw:rect draw:style-name="gr13" draw:text-style-name="P1" draw:layer="layout" svg:width="1.109cm" svg:height="3.971cm" svg:x="13.281cm" svg:y="7.658cm">
            <text:p text:style-name="P1">R</text:p>
            <text:p text:style-name="P1">e</text:p>
            <text:p text:style-name="P1">l</text:p>
            <text:p text:style-name="P1">a</text:p>
            <text:p text:style-name="P1">y</text:p>
          </draw:rect>
          <draw:rect draw:style-name="gr22" draw:text-style-name="P1" draw:layer="layout" svg:width="1.64cm" svg:height="0.701cm" svg:x="14.953cm" svg:y="7.251cm">
            <text:p/>
          </draw:rect>
          <draw:rect draw:style-name="gr14" draw:text-style-name="P1" draw:layer="layout" svg:width="0.276cm" svg:height="0.351cm" svg:x="15.655cm" svg:y="7.417cm">
            <text:p/>
          </draw:rect>
          <draw:rect draw:style-name="gr14" draw:text-style-name="P1" draw:layer="layout" svg:width="0.277cm" svg:height="0.351cm" svg:x="15.1cm" svg:y="7.417cm">
            <text:p/>
          </draw:rect>
          <draw:rect draw:style-name="gr14" draw:text-style-name="P1" draw:layer="layout" svg:width="0.278cm" svg:height="0.351cm" svg:x="16.208cm" svg:y="7.417cm">
            <text:p/>
          </draw:rect>
          <draw:rect draw:style-name="gr14" draw:text-style-name="P1" draw:layer="layout" svg:width="0.35cm" svg:height="0.277cm" draw:transform="rotate (-1.57079632679579) translate (17.737cm 8.14cm)">
            <text:p/>
          </draw:rect>
          <draw:rect draw:style-name="gr14" draw:text-style-name="P1" draw:layer="layout" svg:width="0.352cm" svg:height="0.277cm" draw:transform="rotate (-1.57079632679579) translate (17.737cm 7.437cm)">
            <text:p/>
          </draw:rect>
          <draw:rect draw:style-name="gr14" draw:text-style-name="P1" draw:layer="layout" svg:width="0.352cm" svg:height="0.277cm" draw:transform="rotate (-1.57079632679579) translate (17.737cm 8.841cm)">
            <text:p/>
          </draw:rect>
          <draw:rect draw:style-name="gr22" draw:text-style-name="P1" draw:layer="layout" svg:width="1.64cm" svg:height="0.701cm" svg:x="14.953cm" svg:y="8.638cm">
            <text:p/>
          </draw:rect>
          <draw:rect draw:style-name="gr14" draw:text-style-name="P1" draw:layer="layout" svg:width="0.276cm" svg:height="0.352cm" svg:x="15.655cm" svg:y="8.803cm">
            <text:p/>
          </draw:rect>
          <draw:rect draw:style-name="gr14" draw:text-style-name="P1" draw:layer="layout" svg:width="0.277cm" svg:height="0.352cm" svg:x="15.1cm" svg:y="8.803cm">
            <text:p/>
          </draw:rect>
          <draw:rect draw:style-name="gr14" draw:text-style-name="P1" draw:layer="layout" svg:width="0.278cm" svg:height="0.352cm" svg:x="16.208cm" svg:y="8.803cm">
            <text:p/>
          </draw:rect>
          <draw:frame draw:style-name="gr16" draw:text-style-name="P5" draw:layer="layout" svg:width="0.853cm" svg:height="0.962cm" svg:x="16.685cm" svg:y="8.62cm">
            <draw:text-box>
              <text:p text:style-name="P5">1</text:p>
            </draw:text-box>
          </draw:frame>
          <draw:frame draw:style-name="gr17" draw:text-style-name="P5" draw:layer="layout" svg:width="0.858cm" svg:height="0.962cm" svg:x="16.685cm" svg:y="7.858cm">
            <draw:text-box>
              <text:p text:style-name="P5">2</text:p>
            </draw:text-box>
          </draw:frame>
          <draw:frame draw:style-name="gr18" draw:text-style-name="P5" draw:layer="layout" svg:width="0.853cm" svg:height="0.962cm" svg:x="16.685cm" svg:y="7.023cm">
            <draw:text-box>
              <text:p text:style-name="P5">3</text:p>
            </draw:text-box>
          </draw:frame>
          <draw:frame draw:style-name="gr16" draw:text-style-name="P5" draw:layer="layout" svg:width="0.853cm" svg:height="0.962cm" svg:x="14.845cm" svg:y="9.255cm">
            <draw:text-box>
              <text:p text:style-name="P5">1</text:p>
            </draw:text-box>
          </draw:frame>
          <draw:frame draw:style-name="gr18" draw:text-style-name="P5" draw:layer="layout" svg:width="0.853cm" svg:height="0.962cm" svg:x="14.845cm" svg:y="6.388cm">
            <draw:text-box>
              <text:p text:style-name="P5">1</text:p>
            </draw:text-box>
          </draw:frame>
          <draw:frame draw:style-name="gr17" draw:text-style-name="P5" draw:layer="layout" svg:width="0.858cm" svg:height="0.962cm" svg:x="15.48cm" svg:y="9.255cm">
            <draw:text-box>
              <text:p text:style-name="P5">2</text:p>
            </draw:text-box>
          </draw:frame>
          <draw:frame draw:style-name="gr19" draw:text-style-name="P5" draw:layer="layout" svg:width="0.858cm" svg:height="0.962cm" svg:x="15.48cm" svg:y="6.388cm">
            <draw:text-box>
              <text:p text:style-name="P5">2</text:p>
            </draw:text-box>
          </draw:frame>
          <draw:frame draw:style-name="gr18" draw:text-style-name="P5" draw:layer="layout" svg:width="0.853cm" svg:height="0.962cm" svg:x="16.115cm" svg:y="6.388cm">
            <draw:text-box>
              <text:p text:style-name="P5">3</text:p>
            </draw:text-box>
          </draw:frame>
          <draw:frame draw:style-name="gr16" draw:text-style-name="P5" draw:layer="layout" svg:width="0.853cm" svg:height="0.962cm" svg:x="16.115cm" svg:y="9.255cm">
            <draw:text-box>
              <text:p text:style-name="P5">3</text:p>
            </draw:text-box>
          </draw:frame>
          <draw:rect draw:style-name="gr22" draw:text-style-name="P1" draw:layer="layout" svg:width="2.077cm" svg:height="0.553cm" draw:transform="rotate (-1.57079632679579) translate (12.859cm 9.527cm)">
            <text:p/>
          </draw:rect>
          <draw:rect draw:style-name="gr14" draw:text-style-name="P1" draw:layer="layout" svg:width="0.351cm" svg:height="0.278cm" draw:transform="rotate (-1.57079632679579) translate (12.728cm 10.415cm)">
            <text:p/>
          </draw:rect>
          <draw:rect draw:style-name="gr14" draw:text-style-name="P1" draw:layer="layout" svg:width="0.351cm" svg:height="0.278cm" draw:transform="rotate (-1.57079632679579) translate (12.728cm 9.713cm)">
            <text:p/>
          </draw:rect>
          <draw:rect draw:style-name="gr14" draw:text-style-name="P1" draw:layer="layout" svg:width="0.35cm" svg:height="0.278cm" draw:transform="rotate (-1.57079632679579) translate (12.728cm 11.118cm)">
            <text:p/>
          </draw:rect>
          <draw:frame draw:style-name="gr18" draw:text-style-name="P5" draw:layer="layout" svg:width="0.853cm" svg:height="0.962cm" svg:x="11.665cm" svg:y="10.766cm">
            <draw:text-box>
              <text:p text:style-name="P5">1</text:p>
            </draw:text-box>
          </draw:frame>
          <draw:frame draw:style-name="gr20" draw:text-style-name="P5" draw:layer="layout" svg:width="0.858cm" svg:height="0.962cm" svg:x="11.665cm" svg:y="10.064cm">
            <draw:text-box>
              <text:p text:style-name="P5">2</text:p>
            </draw:text-box>
          </draw:frame>
          <draw:frame draw:style-name="gr16" draw:text-style-name="P5" draw:layer="layout" svg:width="0.853cm" svg:height="0.962cm" svg:x="11.67cm" svg:y="9.255cm">
            <draw:text-box>
              <text:p text:style-name="P5">3</text:p>
            </draw:text-box>
          </draw:frame>
          <draw:frame draw:style-name="gr12" draw:layer="layout" svg:width="1.488cm" svg:height="0.962cm" svg:x="1.835cm" svg:y="4.81cm">
            <draw:text-box>
              <text:p>TX </text:p>
            </draw:text-box>
          </draw:frame>
          <draw:line draw:style-name="gr23" draw:text-style-name="P1" draw:layer="layout" svg:x1="5.445cm" svg:y1="5.445cm" svg:x2="5.445cm" svg:y2="6.715cm">
            <text:p/>
          </draw:line>
          <draw:frame draw:style-name="gr12" draw:layer="layout" svg:width="5.044cm" svg:height="0.962cm" svg:x="1.87cm" svg:y="3.64cm">
            <draw:text-box>
              <text:p>Polarity jumpers</text:p>
            </draw:text-box>
          </draw:frame>
          <draw:line draw:style-name="gr23" draw:text-style-name="P1" draw:layer="layout" svg:x1="10.525cm" svg:y1="5.445cm" svg:x2="10.525cm" svg:y2="6.715cm">
            <text:p/>
          </draw:line>
          <draw:line draw:style-name="gr23" draw:text-style-name="P1" draw:layer="layout" svg:x1="15.605cm" svg:y1="5.445cm" svg:x2="15.605cm" svg:y2="6.715cm">
            <text:p/>
          </draw:line>
          <draw:line draw:style-name="gr10" draw:text-style-name="P1" draw:layer="layout" svg:x1="15.605cm" svg:y1="5.445cm" svg:x2="4.175cm" svg:y2="5.445cm">
            <text:p/>
          </draw:line>
          <draw:line draw:style-name="gr10" draw:text-style-name="P1" draw:layer="layout" svg:x1="17.61cm" svg:y1="4.51cm" svg:x2="4.175cm" svg:y2="4.51cm">
            <text:p/>
          </draw:line>
          <draw:line draw:style-name="gr23" draw:text-style-name="P1" draw:layer="layout" svg:x1="7.45cm" svg:y1="4.51cm" svg:x2="7.45cm" svg:y2="7.05cm">
            <text:p/>
          </draw:line>
          <draw:line draw:style-name="gr23" draw:text-style-name="P1" draw:layer="layout" svg:x1="12.53cm" svg:y1="4.51cm" svg:x2="12.53cm" svg:y2="7.05cm">
            <text:p/>
          </draw:line>
          <draw:line draw:style-name="gr23" draw:text-style-name="P1" draw:layer="layout" svg:x1="17.61cm" svg:y1="4.51cm" svg:x2="17.61cm" svg:y2="7.05cm">
            <text:p/>
          </draw:line>
          <draw:frame draw:style-name="gr12" draw:layer="layout" svg:width="1.383cm" svg:height="0.962cm" svg:x="2.992cm" svg:y="12.003cm">
            <draw:text-box>
              <text:p>RX</text:p>
            </draw:text-box>
          </draw:frame>
          <draw:line draw:style-name="gr10" draw:text-style-name="P1" draw:layer="layout" svg:x1="15.605cm" svg:y1="12.43cm" svg:x2="4.175cm" svg:y2="12.43cm">
            <text:p/>
          </draw:line>
          <draw:line draw:style-name="gr23" draw:text-style-name="P1" draw:layer="layout" svg:x1="5.445cm" svg:y1="12.43cm" svg:x2="5.445cm" svg:y2="9.89cm">
            <text:p/>
          </draw:line>
          <draw:line draw:style-name="gr23" draw:text-style-name="P1" draw:layer="layout" svg:x1="10.525cm" svg:y1="12.43cm" svg:x2="10.525cm" svg:y2="9.89cm">
            <text:p/>
          </draw:line>
          <draw:line draw:style-name="gr23" draw:text-style-name="P1" draw:layer="layout" svg:x1="15.605cm" svg:y1="12.43cm" svg:x2="15.605cm" svg:y2="9.89cm">
            <text:p/>
          </draw:line>
          <draw:frame draw:style-name="gr12" draw:layer="layout" svg:width="1.776cm" svg:height="0.962cm" svg:x="2.334cm" svg:y="13.065cm">
            <draw:text-box>
              <text:p>Aux </text:p>
            </draw:text-box>
          </draw:frame>
          <draw:line draw:style-name="gr10" draw:text-style-name="P1" draw:layer="layout" svg:x1="12.665cm" svg:y1="13.9cm" svg:x2="2.505cm" svg:y2="13.9cm">
            <text:p/>
          </draw:line>
          <draw:line draw:style-name="gr23" draw:text-style-name="P1" draw:layer="layout" svg:x1="2.505cm" svg:y1="13.9cm" svg:x2="2.505cm" svg:y2="11.695cm">
            <text:p/>
          </draw:line>
          <draw:line draw:style-name="gr23" draw:text-style-name="P1" draw:layer="layout" svg:x1="7.585cm" svg:y1="13.9cm" svg:x2="7.585cm" svg:y2="11.695cm">
            <text:p/>
          </draw:line>
          <draw:line draw:style-name="gr23" draw:text-style-name="P1" draw:layer="layout" svg:x1="12.665cm" svg:y1="13.9cm" svg:x2="12.665cm" svg:y2="11.695cm">
            <text:p/>
          </draw:line>
          <draw:rect draw:style-name="gr24" draw:text-style-name="P1" draw:layer="layout" svg:width="5.715cm" svg:height="1.27cm" svg:x="2.27cm" svg:y="14.97cm">
            <text:p text:style-name="P1">Radio 1 connectors</text:p>
          </draw:rect>
          <draw:rect draw:style-name="gr25" draw:text-style-name="P1" draw:layer="layout" svg:width="5.715cm" svg:height="1.27cm" svg:x="7.985cm" svg:y="14.97cm">
            <text:p text:style-name="P1">Radio 2 connectors</text:p>
          </draw:rect>
          <draw:rect draw:style-name="gr26" draw:text-style-name="P1" draw:layer="layout" svg:width="5.715cm" svg:height="1.27cm" svg:x="13.7cm" svg:y="14.97cm">
            <text:p text:style-name="P1">Radio 3 connectors</text:p>
          </draw:rect>
        </draw:g>
      </draw:page>
      <draw:page draw:name="page6" draw:style-name="dp1" draw:master-page-name="Default">
        <office:forms form:automatic-focus="false" form:apply-design-mode="false"/>
        <draw:frame draw:style-name="gr12" draw:layer="layout" svg:width="3.715cm" svg:height="0.962cm" svg:x="3.34cm" svg:y="6.415cm">
          <draw:text-box>
            <text:p text:style-name="P5">RX Audio 1</text:p>
          </draw:text-box>
        </draw:frame>
        <draw:custom-shape draw:style-name="gr27" draw:text-style-name="P1" draw:layer="layout" svg:width="2.27cm" svg:height="1.905cm" draw:transform="rotate (-1.57079632679579) translate (14.97cm 10.295cm)">
          <text:p/>
          <draw:enhanced-geometry svg:viewBox="0 0 21600 21600" draw:glue-points="10800 0 ?f1 10800 0 21600 10800 21600 21600 21600 ?f7 10800" draw:text-areas="?f1 10800 ?f2 18000 ?f3 7200 ?f4 21600" draw:type="isosceles-triangle" draw:modifiers="10956.93527080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layer="layout" svg:width="3.643cm" svg:height="0.962cm" svg:x="16.105cm" svg:y="10.925cm">
          <draw:text-box>
            <text:p text:style-name="P5">TX Audio 3</text:p>
          </draw:text-box>
        </draw:frame>
        <draw:line draw:style-name="gr28" draw:text-style-name="P1" draw:layer="layout" svg:x1="15.005cm" svg:y1="11.465cm" svg:x2="16.275cm" svg:y2="11.465cm">
          <text:p/>
        </draw:line>
        <draw:line draw:style-name="gr29" draw:text-style-name="P1" draw:layer="layout" svg:x1="11.795cm" svg:y1="11.43cm" svg:x2="13.065cm" svg:y2="11.43cm">
          <text:p/>
        </draw:line>
        <draw:frame draw:style-name="gr12" draw:layer="layout" svg:width="3.719cm" svg:height="0.962cm" svg:x="3.34cm" svg:y="8.22cm">
          <draw:text-box>
            <text:p text:style-name="P5">RX Audio 2</text:p>
          </draw:text-box>
        </draw:frame>
        <draw:frame draw:style-name="gr12" draw:layer="layout" svg:width="3.715cm" svg:height="0.962cm" svg:x="3.34cm" svg:y="10.333cm">
          <draw:text-box>
            <text:p text:style-name="P5">RX Audio 3</text:p>
          </draw:text-box>
        </draw:frame>
        <draw:line draw:style-name="gr30" draw:text-style-name="P1" draw:layer="layout" svg:x1="6.715cm" svg:y1="13.065cm" svg:x2="10.625cm" svg:y2="13.065cm">
          <text:p/>
        </draw:line>
        <draw:frame draw:style-name="gr31" draw:text-style-name="P5" draw:layer="layout" svg:width="6.35cm" svg:height="2.155cm" svg:x="2.905cm" svg:y="12.43cm">
          <draw:text-box>
            <text:p text:style-name="P5">Input Select</text:p>
          </draw:text-box>
        </draw:frame>
        <draw:rect draw:style-name="gr32" draw:text-style-name="P1" draw:layer="layout" svg:width="1.143cm" svg:height="0.635cm" svg:x="13.165cm" svg:y="11.095cm">
          <text:p/>
        </draw:rect>
        <draw:frame draw:style-name="gr33" draw:text-style-name="P6" draw:layer="layout" svg:width="1.905cm" svg:height="1.038cm" svg:x="13.065cm" svg:y="11.092cm">
          <draw:text-box>
            <text:p text:style-name="P5"><text:span text:style-name="T2">TR1</text:span></text:p>
          </draw:text-box>
        </draw:frame>
        <draw:custom-shape draw:style-name="gr27" draw:text-style-name="P1" draw:layer="layout" svg:width="2.27cm" svg:height="1.905cm" draw:transform="rotate (-1.57079632679579) translate (14.97cm 7.62cm)">
          <text:p/>
          <draw:enhanced-geometry svg:viewBox="0 0 21600 21600" draw:glue-points="10800 0 ?f1 10800 0 21600 10800 21600 21600 21600 ?f7 10800" draw:text-areas="?f1 10800 ?f2 18000 ?f3 7200 ?f4 21600" draw:type="isosceles-triangle" draw:modifiers="10956.93527080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layer="layout" svg:width="3.647cm" svg:height="0.962cm" svg:x="16.105cm" svg:y="8.25cm">
          <draw:text-box>
            <text:p text:style-name="P5">TX Audio 2</text:p>
          </draw:text-box>
        </draw:frame>
        <draw:line draw:style-name="gr28" draw:text-style-name="P1" draw:layer="layout" svg:x1="15.005cm" svg:y1="8.79cm" svg:x2="16.275cm" svg:y2="8.79cm">
          <text:p/>
        </draw:line>
        <draw:line draw:style-name="gr29" draw:text-style-name="P1" draw:layer="layout" svg:x1="11.16cm" svg:y1="8.755cm" svg:x2="13.065cm" svg:y2="8.755cm">
          <text:p/>
        </draw:line>
        <draw:rect draw:style-name="gr32" draw:text-style-name="P1" draw:layer="layout" svg:width="1.143cm" svg:height="0.635cm" svg:x="13.165cm" svg:y="8.42cm">
          <text:p/>
        </draw:rect>
        <draw:frame draw:style-name="gr33" draw:text-style-name="P6" draw:layer="layout" svg:width="1.905cm" svg:height="1.038cm" svg:x="13.065cm" svg:y="8.417cm">
          <draw:text-box>
            <text:p text:style-name="P5"><text:span text:style-name="T2">TR4</text:span></text:p>
          </draw:text-box>
        </draw:frame>
        <draw:custom-shape draw:style-name="gr27" draw:text-style-name="P1" draw:layer="layout" svg:width="2.27cm" svg:height="1.905cm" draw:transform="rotate (-1.57079632679579) translate (14.97cm 5.08cm)">
          <text:p/>
          <draw:enhanced-geometry svg:viewBox="0 0 21600 21600" draw:glue-points="10800 0 ?f1 10800 0 21600 10800 21600 21600 21600 ?f7 10800" draw:text-areas="?f1 10800 ?f2 18000 ?f3 7200 ?f4 21600" draw:type="isosceles-triangle" draw:modifiers="10956.93527080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layer="layout" svg:width="3.643cm" svg:height="0.962cm" svg:x="16.105cm" svg:y="5.71cm">
          <draw:text-box>
            <text:p text:style-name="P5">TX Audio 1</text:p>
          </draw:text-box>
        </draw:frame>
        <draw:line draw:style-name="gr28" draw:text-style-name="P1" draw:layer="layout" svg:x1="15.005cm" svg:y1="6.25cm" svg:x2="16.275cm" svg:y2="6.25cm">
          <text:p/>
        </draw:line>
        <draw:line draw:style-name="gr29" draw:text-style-name="P1" draw:layer="layout" svg:x1="11.795cm" svg:y1="6.215cm" svg:x2="13.065cm" svg:y2="6.215cm">
          <text:p/>
        </draw:line>
        <draw:rect draw:style-name="gr32" draw:text-style-name="P1" draw:layer="layout" svg:width="1.143cm" svg:height="0.635cm" svg:x="13.165cm" svg:y="5.88cm">
          <text:p/>
        </draw:rect>
        <draw:frame draw:style-name="gr33" draw:text-style-name="P6" draw:layer="layout" svg:width="1.905cm" svg:height="1.038cm" svg:x="13.065cm" svg:y="5.877cm">
          <draw:text-box>
            <text:p text:style-name="P5"><text:span text:style-name="T2">TR3</text:span></text:p>
          </draw:text-box>
        </draw:frame>
        <draw:g>
          <draw:rect draw:style-name="gr32" draw:text-style-name="P1" draw:layer="layout" svg:width="0.508cm" svg:height="1.524cm" svg:x="8.177cm" svg:y="6.161cm">
            <text:p/>
          </draw:rect>
          <draw:frame draw:style-name="gr34" draw:text-style-name="P6" draw:layer="layout" svg:width="1.27cm" svg:height="1.547cm" svg:x="8.085cm" svg:y="6.126cm">
            <draw:text-box>
              <text:p text:style-name="P5"><text:span text:style-name="T2">T</text:span></text:p>
              <text:p text:style-name="P5"><text:span text:style-name="T2">R</text:span></text:p>
              <text:p text:style-name="P5"><text:span text:style-name="T2">5</text:span></text:p>
            </draw:text-box>
          </draw:frame>
        </draw:g>
        <draw:g>
          <draw:rect draw:style-name="gr32" draw:text-style-name="P1" draw:layer="layout" svg:width="0.508cm" svg:height="1.524cm" svg:x="8.177cm" svg:y="8.108cm">
            <text:p/>
          </draw:rect>
          <draw:frame draw:style-name="gr34" draw:text-style-name="P6" draw:layer="layout" svg:width="1.27cm" svg:height="1.547cm" svg:x="8.05cm" svg:y="8.085cm">
            <draw:text-box>
              <text:p text:style-name="P5"><text:span text:style-name="T2">T</text:span></text:p>
              <text:p text:style-name="P5"><text:span text:style-name="T2">R</text:span></text:p>
              <text:p text:style-name="P5"><text:span text:style-name="T2">6</text:span></text:p>
            </draw:text-box>
          </draw:frame>
        </draw:g>
        <draw:g>
          <draw:rect draw:style-name="gr32" draw:text-style-name="P1" draw:layer="layout" svg:width="0.508cm" svg:height="1.524cm" svg:x="8.17cm" svg:y="10.132cm">
            <text:p/>
          </draw:rect>
          <draw:frame draw:style-name="gr34" draw:text-style-name="P6" draw:layer="layout" svg:width="1.27cm" svg:height="1.547cm" svg:x="8.043cm" svg:y="10.22cm">
            <draw:text-box>
              <text:p text:style-name="P5"><text:span text:style-name="T2">T</text:span></text:p>
              <text:p text:style-name="P5"><text:span text:style-name="T2">R</text:span></text:p>
              <text:p text:style-name="P5"><text:span text:style-name="T2">7</text:span></text:p>
            </draw:text-box>
          </draw:frame>
        </draw:g>
        <draw:custom-shape draw:style-name="gr35" draw:text-style-name="P1" draw:layer="layout" svg:width="5.08cm" svg:height="1.27cm" draw:transform="rotate (1.5707963267946) translate (9.89cm 11.295cm)">
          <text:p/>
          <draw:enhanced-geometry svg:viewBox="0 0 21600 21600" draw:glue-points="?f6 10800 10800 21600 ?f5 10800 10800 0" draw:text-areas="?f3 ?f3 ?f4 ?f4" draw:type="trapezoid" draw:modifiers="4509.0680100755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8" draw:text-style-name="P1" draw:layer="layout" svg:x1="6.915cm" svg:y1="10.86cm" svg:x2="8.185cm" svg:y2="10.86cm">
          <text:p/>
        </draw:line>
        <draw:line draw:style-name="gr28" draw:text-style-name="P1" draw:layer="layout" svg:x1="6.915cm" svg:y1="8.755cm" svg:x2="8.185cm" svg:y2="8.755cm">
          <text:p/>
        </draw:line>
        <draw:line draw:style-name="gr28" draw:text-style-name="P1" draw:layer="layout" svg:x1="6.915cm" svg:y1="6.95cm" svg:x2="8.185cm" svg:y2="6.95cm">
          <text:p/>
        </draw:line>
        <draw:line draw:style-name="gr36" draw:text-style-name="P1" draw:layer="layout" svg:x1="8.706cm" svg:y1="6.95cm" svg:x2="9.89cm" svg:y2="6.956cm">
          <text:p/>
        </draw:line>
        <draw:line draw:style-name="gr36" draw:text-style-name="P1" draw:layer="layout" svg:x1="8.706cm" svg:y1="8.749cm" svg:x2="9.89cm" svg:y2="8.755cm">
          <text:p/>
        </draw:line>
        <draw:line draw:style-name="gr36" draw:text-style-name="P1" draw:layer="layout" svg:x1="8.706cm" svg:y1="10.854cm" svg:x2="9.89cm" svg:y2="10.86cm">
          <text:p/>
        </draw:line>
        <draw:line draw:style-name="gr30" draw:text-style-name="P1" draw:layer="layout" svg:x1="11.795cm" svg:y1="6.215cm" svg:x2="11.795cm" svg:y2="13.7cm">
          <text:p/>
        </draw:line>
        <draw:line draw:style-name="gr37" draw:text-style-name="P1" draw:layer="layout" svg:x1="10.625cm" svg:y1="13.065cm" svg:x2="10.625cm" svg:y2="10.658cm">
          <text:p/>
        </draw:line>
        <draw:line draw:style-name="gr29" draw:text-style-name="P1" draw:layer="layout" svg:x1="11.795cm" svg:y1="13.7cm" svg:x2="13.065cm" svg:y2="13.7cm">
          <text:p/>
        </draw:line>
        <draw:rect draw:style-name="gr38" draw:text-style-name="P1" draw:layer="layout" svg:width="2.492cm" svg:height="1.166cm" svg:x="13.065cm" svg:y="13.065cm">
          <text:p/>
        </draw:rect>
        <draw:rect draw:style-name="gr39" draw:text-style-name="P1" draw:layer="layout" svg:width="1.143cm" svg:height="0.635cm" svg:x="13.675cm" svg:y="13.348cm">
          <text:p text:style-name="P1"><text:span text:style-name="T2">MT1</text:span></text:p>
        </draw:rect>
        <draw:frame draw:style-name="gr12" draw:layer="layout" svg:width="4.689cm" svg:height="0.962cm" svg:x="15.557cm" svg:y="13.164cm">
          <draw:text-box>
            <text:p text:style-name="P5">DTMF recei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Luc Romain</meta:initial-creator>
    <meta:creation-date>2008-05-22T21:29:41</meta:creation-date>
    <dc:creator>Luc Romain</dc:creator>
    <dc:date>2010-03-10T22:23:06</dc:date>
    <meta:editing-cycles>19</meta:editing-cycles>
    <meta:editing-duration>PT09H04M03S</meta:editing-duration>
    <meta:document-statistic meta:object-count="254"/>
    <meta:user-defined meta:name="Info 1"/>
    <meta:user-defined meta:name="Info 2"/>
    <meta:user-defined meta:name="Info 3"/>
    <meta:user-defined meta:name="Info 4"/>
  </office:meta>
</office:document-meta>
</file>